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bberListenerException.getPa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bberListenerException.JabberListenerException( Exception cause , Packet pack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